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f53cf"/>
    </style:style>
    <style:style style:name="P6" style:family="paragraph" style:parent-style-name="Standard">
      <style:paragraph-properties fo:text-align="start" style:justify-single-word="false"/>
      <style:text-properties officeooo:rsid="000f53cf" officeooo:paragraph-rsid="000f53cf"/>
    </style:style>
    <style:style style:name="T1" style:family="text">
      <style:text-properties style:font-name="Times New Roman" fo:font-size="12pt" fo:font-weight="normal" officeooo:rsid="000f53cf" style:font-size-asian="10.5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4c1c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Atividade APS – 2020.2</text:p>
      <text:p text:style-name="P2">Professor Jefferson de Carvalho</text:p>
      <text:p text:style-name="P2"/>
      <text:p text:style-name="P4"><text:span text:style-name="T4">A</text:span>tividade 03</text:p>
      <text:p text:style-name="P4"/>
      <text:p text:style-name="P5"><text:span text:style-name="T1">Acesse o link : </text:span><text:a xlink:type="simple" xlink:href="https://engsoftmoderna.info/cap2.html" text:style-name="Internet_20_link" text:visited-style-name="Visited_20_Internet_20_Link">Cap. 2: Processos – Engenharia de Software Moderna (Livro Digital) (engsoftmoderna.info)</text:a></text:p>
      <text:p text:style-name="P5"/>
      <text:p text:style-name="P6">Resolva as questões 1 a 19, e gere um PDF com as respostas.</text:p>
      <text:p text:style-name="P6"/>
      <text:p text:style-name="P6">Submeta o PDF até o dia <text:span text:style-name="T2">10/01/2021 </text:span><text:span text:style-name="T3">no SIPPA, em A03.</text:span></text:p>
      <text:p text:style-name="P6"><text:span text:style-name="T3"/></text:p>
      <text:p text:style-name="P6"><text:span text:style-name="T3">Vídeo da aula: </text:span><text:a xlink:type="simple" xlink:href="https://youtu.be/kZImAXvRjH8" text:style-name="Internet_20_link" text:visited-style-name="Visited_20_Internet_20_Link"><text:span text:style-name="T3">https://youtu.be/kZImAXvRjH8</text:span></text:a></text:p>
      <text:p text:style-name="P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Silva</meta:initial-creator>
    <meta:creation-date>2010-10-28T14:51:26</meta:creation-date>
    <dc:date>2020-12-21T09:43:33.415000000</dc:date>
    <meta:editing-duration>PT6H36M</meta:editing-duration>
    <meta:editing-cycles>75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7" meta:word-count="51" meta:character-count="323" meta:non-whitespace-character-count="277"/>
  </office:meta>
</office:document-meta>
</file>